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9d44" officeooo:paragraph-rsid="000a9d44"/>
    </style:style>
    <style:style style:name="P2" style:family="paragraph" style:parent-style-name="Standard">
      <style:paragraph-properties fo:text-align="justify" style:justify-single-word="false"/>
      <style:text-properties officeooo:rsid="000a9d44" officeooo:paragraph-rsid="000c65ab"/>
    </style:style>
    <style:style style:name="P3" style:family="paragraph" style:parent-style-name="Standard">
      <style:text-properties officeooo:rsid="000a9d44" officeooo:paragraph-rsid="000cba58"/>
    </style:style>
    <style:style style:name="P4" style:family="paragraph" style:parent-style-name="Standard">
      <style:text-properties officeooo:rsid="000a9d44" officeooo:paragraph-rsid="000a9d44" fo:background-color="#ffff00"/>
    </style:style>
    <style:style style:name="P5" style:family="paragraph" style:parent-style-name="Standard">
      <style:text-properties officeooo:rsid="000c65ab" officeooo:paragraph-rsid="000c65ab"/>
    </style:style>
    <style:style style:name="P6" style:family="paragraph" style:parent-style-name="Standard">
      <style:text-properties officeooo:rsid="000a9d44" officeooo:paragraph-rsid="000cba58" fo:background-color="transparent"/>
    </style:style>
    <style:style style:name="P7" style:family="paragraph" style:parent-style-name="Standard">
      <style:paragraph-properties fo:text-align="center" style:justify-single-word="false" style:writing-mode="lr-tb"/>
      <style:text-properties officeooo:rsid="000a9d44" officeooo:paragraph-rsid="000a9d44"/>
    </style:style>
    <style:style style:name="T1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bold" style:font-size-asian="12.5pt" style:font-style-asian="normal" style:font-weight-asian="bold" style:text-emphasize="none"/>
    </style:style>
    <style:style style:name="T2" style:family="text">
      <style:text-properties officeooo:rsid="000c65ab"/>
    </style:style>
    <style:style style:name="T3" style:family="text">
      <style:text-properties fo:background-color="#ffff00" loext:char-shading-value="0"/>
    </style:style>
    <style:style style:name="T4" style:family="text"/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d9b60" fo:background-color="transparent" loext:char-shading-value="0"/>
    </style:style>
    <style:style style:name="T8" style:family="text">
      <style:text-properties officeooo:rsid="000d9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ROJETO MAPA INTERATIVO DA UNESP RIO CLARO</text:span></text:p>
      <text:p text:style-name="P1"/>
      <text:p text:style-name="P1"/>
      <text:p text:style-name="P1">1ª Etapa: Coleta de dados no campus</text:p>
      <text:p text:style-name="P1"/>
      <text:p text:style-name="P2">Departamentos: (<text:span text:style-name="T2">sinalizado para </text:span>informação <text:span text:style-name="T2">recebida – será necessário visitar mesmo assim para verificação ou adição de informações?</text:span>)</text:p>
      <text:p text:style-name="P1"/>
      <text:p text:style-name="P1">Biologia Geral e Aplicada</text:p>
      <text:p text:style-name="P4"><text:span text:style-name="T5">Biodiversidade </text:span></text:p>
      <text:p text:style-name="P1">Educação</text:p>
      <text:p text:style-name="P1">Educação Física</text:p>
      <text:p text:style-name="P1">DEMAC - Estatística, Matemática Aplicada e Computação</text:p>
      <text:p text:style-name="P3"><text:span text:style-name="T6">Física</text:span> </text:p>
      <text:p text:style-name="P1">DGPA - Geografia e Planejamento Ambiental</text:p>
      <text:p text:style-name="P6">Geologia</text:p>
      <text:p text:style-name="P1">Matemática</text:p>
      <text:p text:style-name="P1"/>
      <text:p text:style-name="P5">Informação a ser coletada: </text:p>
      <text:p text:style-name="P5"/>
      <text:p text:style-name="P5">Qualquer tipo de dependência como laboratórios, museus, quadras, etc.</text:p>
      <text:p text:style-name="P5"/>
      <text:p text:style-name="P1"/>
      <text:p text:style-name="P5">2ª Etapa: Criação do mapa</text:p>
      <text:p text:style-name="P5"><text:tab/>Escolha do plugin de fundo</text:p>
      <text:p text:style-name="P5"><text:tab/>Criação das camadas shp (ver conversão de dwg) (Planília de dados)</text:p>
      <text:p text:style-name="P5"><text:tab/>Geração de html (plugin qgis2web)</text:p>
      <text:p text:style-name="P5"/>
      <text:p text:style-name="P5">3ª Etapa: Edição do HTML<text:line-break/><text:tab/>Inserção de imagens</text:p>
      <text:p text:style-name="P5"><text:tab/>Inserção de áudios</text:p>
      <text:p text:style-name="P5"/>
      <text:p text:style-name="P5">4ª Etapa: Publicação na web</text:p>
      <text:p text:style-name="P5"><text:tab/>Escolha de plataforma (Infinity Free ou GitHub)</text:p>
      <text:p text:style-name="P5"><text:tab/>Publicação</text:p>
      <text:p text:style-name="P5"><text:tab/>Inserir nas plataformas da Unes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1T19:09:24.677000000</dc:date>
    <meta:editing-duration>PT21M49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4" meta:word-count="122" meta:character-count="824" meta:non-whitespace-character-count="714"/>
  </office:meta>
</office:document-meta>
</file>